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p text:style-name="Title">Large-scale Machine-Learning analysis of scientific PDF for following the production and the openness of research data and software in France</text:p>
      <text:p text:style-name="Subtitle">…</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December 2022</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datasets, are available under open licences.</text:p>
      <text:p text:style-name="Text_20_body"><text:span text:style-name="T1">1</text:span> French Ministry of Higher Education,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Datasets and software are today a core element of the research activities, whose increasing role is broadly acknowledged []. With the objective of better supporting the reuse and the reproducibility of research results, many initiatives to improve the visibility of research dataset and software took place in the last decade, in particular focusing on improving dataset and software cataloging [] and standards for citation [].</text:p>
      <text:p text:style-name="Text_20_body">However, the usage, creation, and sharing information for the large majority of research data and software are only available in narative forms inside the content of scientific publications… Among the main reasons, we can mention the lack of incentive for researchers to invest time on work not credited and not considered for career and promotion, the fragmentation of policies, standards, infrastructures and workflows, and the absence of investment by most of the scientific publishers to implement standard for referencing of dataset and software.</text:p>
      <text:p text:style-name="Text_20_body">To address these pitfalls, and as a way to enforce higer standards of openness and visibility for all research results, national Open Science policies are currently rapidly developing… To measure the effect of these policies and adapt them to maximize their adoption, monitoring tool and dashboards are crucial…</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I 2018). A first version of the tool was launched in 2019 providing measurements of the rate of Open Access publications produced by all public French research entities. A follow-up second Plan for Open Science (MESRI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he University of Lorraine has been asked by the Ministry of Higher Education and Research (MESR) to lead this project alongside the MESR’s Department of Decision Support Tools and Inria.</text:p>
      <text:h text:style-name="Heading_20_2" text:outline-level="2"><text:bookmark-start text:name="quality-criteria-for-open-science-indicators"/>Quality criteria for Open Science indicators<text:bookmark-end text:name="quality-criteria-for-open-science-indicators"/></text:h>
      <text:p text:style-name="First_20_paragraph">What are the quality criteria for useful and reliable indicators on the production of research datasets and research software ?</text:p>
      <text:list text:style-name="L1">
        <text:list-item>
          <text:p text:style-name="P1">coverage</text:p>
        </text:list-item>
        <text:list-item>
          <text:p text:style-name="P1">accuracy</text:p>
        </text:list-item>
        <text:list-item>
          <text:p text:style-name="P1">freshness</text:p>
        </text:list-item>
        <text:list-item>
          <text:p text:style-name="P1">adaptibility to different geographical and organizational levels</text:p>
        </text:list-item>
        <text:list-item>
          <text:p text:style-name="P1">adaptibility to different scientific and technical domains</text:p>
        </text:list-item>
        <text:list-item>
          <text:p text:style-name="P1">fair: maintain consistency in term of domains and languages</text:p>
        </text:list-item>
      </text:list>
      <text:p text:style-name="First_20_paragraph">Why the current Open Science monitors related to data and software fail regarding these criteria? e.g. OpenAire. Extremely limited coverage leads to extremely biased and unreliable indicators, leading to counter-productive dashboards (for instance indicating that a handful of datasets is produced at the scale of a whole University during one year). Publishing aggregated dashboard on unreliable and non-representative data can lead to disengagement of the public for the tool, false interpretation, wrong public policy decisions and unability to assess public the application of Open Science policies.</text:p>
      <text:p text:style-name="Text_20_body">Why do we think an automatic data-centric approach to capture the actual scientific activity and production could lead to higher quality indicators than the manually referencing approach? Because it can offer a more trustful snapshot of the scientific production, but it needs to be reliable enough (precision and coverage) and applied to a very significant amount of scientific publications.</text:p>
      <text:h text:style-name="Heading_20_2" text:outline-level="2"><text:bookmark-start text:name="challenges"/>Challenges<text:bookmark-end text:name="challenges"/></text:h>
      <text:p text:style-name="First_20_paragraph">In view of the slow adoption of more comprehensive formal and manual reference workflows, mining dataset and software mentions in scientific publications appeared early as a possible solution to increase at scale the visibility of these new key research products.</text:p>
      <text:p text:style-name="Text_20_body">Description of prior works… dictionary/term search, regular expressions, domain-specific rules, restriction to XML full texts availability. Lack of annotated data and reliable evaluations.</text:p>
      <text:p text:style-name="Text_20_body">Characterizing the data and software usage and sharing: Often too much “publication centric” (e.g. is the publication uses/shares some data and code? versus what are the data/code product and how these data and software are they shared and reused?)</text:p>
      <text:p text:style-name="Text_20_body">Lack of quality metadata and considerable fragmentation of source code repositories.</text:p>
      <text:p text:style-name="Text_20_body">Which indicators should be selected to provide meaningful information on data and software production and openness: how the reliability and coverage of automatic extraction can influence these indicators? Which minimal information should be extracted to ensure clear and trustworthy indicators for visitors of the BSO platform?</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h text:style-name="Heading_20_2" text:outline-level="2"><text:bookmark-start text:name="research-software-and-code"/>2.2 Research software and code<text:bookmark-end text:name="research-software-and-code"/></text:h>
      <text:p text:style-name="First_20_paragraph">(Du et al. 2021)</text:p>
      <text:h text:style-name="Heading_20_2" text:outline-level="2"><text:bookmark-start text:name="research-datasets"/>2.3 Research datasets<text:bookmark-end text:name="research-datasets"/></text:h>
      <text:h text:style-name="Heading_20_2" text:outline-level="2"><text:bookmark-start text:name="matching-and-aggregation"/>2.4 Matching and aggregation<text:bookmark-end text:name="matching-and-aggregation"/></text:h>
      <text:h text:style-name="Heading_20_1" text:outline-level="1"><text:bookmark-start text:name="implementation"/>3. Implementation<text:bookmark-end text:name="implementation"/></text:h>
      <text:p text:style-name="First_20_paragraph">Architecture diagram</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and-affiliation-extraction"/>4.1 Full text harvesting and affiliation extraction<text:bookmark-end text:name="full-text-harvesting-and-affiliation-extraction"/></text:h>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Research and Innovation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ank you to the readers.</text:p>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MESRI.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Large-scale Machine-Learning analysis of scientific PDF for following the production and the openness of research data and software in France</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2-11-20T08:26:51Z</meta:creation-date>
    <dc:date>2022-11-20T08:26:51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datasets, are available under open licences.</meta:user-defined>
    <meta:user-defined meta:name="bibliography" meta:value-type="string">bso3.bib</meta:user-defined>
    <meta:user-defined meta:name="cito_cites" meta:value-type="string"/>
    <meta:user-defined meta:name="date" meta:value-type="string">December 2022</meta:user-defined>
    <meta:user-defined meta:name="geometry" meta:value-type="string">left=3cm, right=3cm, top=3cm, bottom=3cm</meta:user-defined>
    <meta:user-defined meta:name="subtitle" meta:value-type="string">…</meta:user-defined>
  </office:meta>
</office:document-meta>
</file>